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8073" officeooo:paragraph-rsid="00078073"/>
    </style:style>
    <style:style style:name="P2" style:family="paragraph" style:parent-style-name="Standard">
      <style:text-properties fo:font-weight="bold" officeooo:rsid="00078073" officeooo:paragraph-rsid="00078073" style:font-weight-asian="bold" style:font-weight-complex="bold"/>
    </style:style>
    <style:style style:name="P3" style:family="paragraph" style:parent-style-name="Standard">
      <style:text-properties fo:font-style="normal" fo:font-weight="bold" officeooo:rsid="00078073" officeooo:paragraph-rsid="00078073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fo:font-weight="bold" officeooo:rsid="0007de57" officeooo:paragraph-rsid="0007de57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009d55a" officeooo:paragraph-rsid="0009d55a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00a3f6a" officeooo:paragraph-rsid="000a3f6a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00a5b36" officeooo:paragraph-rsid="000a5b36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normal" officeooo:rsid="00078073" officeooo:paragraph-rsid="00078073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9d55a" officeooo:paragraph-rsid="0009d55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0a3f6a" officeooo:paragraph-rsid="000a3f6a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0a5b36" officeooo:paragraph-rsid="000a5b36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de5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glish Homework 29-09-2020</text:p>
      <text:p text:style-name="P1"/>
      <text:p text:style-name="P1">Unit 9 </text:p>
      <text:p text:style-name="P2">A</text:p>
      <text:p text:style-name="P8">1 yes</text:p>
      <text:p text:style-name="P8">2 no,yes</text:p>
      <text:p text:style-name="P8">3 yes</text:p>
      <text:p text:style-name="P8">4 No, No</text:p>
      <text:p text:style-name="P8">5 Yes,Yes</text:p>
      <text:p text:style-name="P8">6 No,Yes</text:p>
      <text:p text:style-name="P8">7 Yes,Yes</text:p>
      <text:p text:style-name="P8"/>
      <text:p text:style-name="P3">B</text:p>
      <text:p text:style-name="P8">1 you tease them or pick on them.</text:p>
      <text:p text:style-name="P8">2 You say they have done something wrong.</text:p>
      <text:p text:style-name="P8">3 you dont tell the truth</text:p>
      <text:p text:style-name="P8">4 you have lots of money</text:p>
      <text:p text:style-name="P8">5 good things happen to you</text:p>
      <text:p text:style-name="P8">6 you dont work hard</text:p>
      <text:p text:style-name="P8">7 you respect</text:p>
      <text:p text:style-name="P8">8 you dont respect them</text:p>
      <text:p text:style-name="P8"/>
      <text:p text:style-name="P3">C</text:p>
      <text:p text:style-name="P8">1 leaves</text:p>
      <text:p text:style-name="P8">2 will call you</text:p>
      <text:p text:style-name="P8">3 are taking</text:p>
      <text:p text:style-name="P8">4 have been</text:p>
      <text:p text:style-name="P8">5 find, see</text:p>
      <text:p text:style-name="P8">6 have seen, got</text:p>
      <text:p text:style-name="P8">7 has been working</text:p>
      <text:p text:style-name="P8">8 get</text:p>
      <text:p text:style-name="P8">9 dont forget</text:p>
      <text:p text:style-name="P8">10 dont want</text:p>
      <text:p text:style-name="P8"/>
      <text:p text:style-name="P3">D</text:p>
      <text:p text:style-name="P8">1 unless</text:p>
      <text:p text:style-name="P8">2 in case</text:p>
      <text:p text:style-name="P8">3 as long as</text:p>
      <text:p text:style-name="P8">4 if</text:p>
      <text:p text:style-name="P8">5 so long as</text:p>
      <text:p text:style-name="P8">6 in case</text:p>
      <text:p text:style-name="P8">7 provided</text:p>
      <text:p text:style-name="P8">8 unless</text:p>
      <text:p text:style-name="P8"/>
      <text:p text:style-name="P3">E</text:p>
      <text:p text:style-name="P3"><text:s/><text:span text:style-name="T1">1 if I lived alone, I’d get lonely</text:span></text:p>
      <text:p text:style-name="P3"><text:span text:style-name="T1">2 </text:span><text:span text:style-name="T2">if Don didnt have much homework, he’d play football tonight</text:span></text:p>
      <text:p text:style-name="P4"><text:span text:style-name="T1">3 if I could swim, I’d go scuba diving with terry</text:span></text:p>
      <text:p text:style-name="P4"><text:span text:style-name="T1">4 We’d order pizza if we had enough money</text:span></text:p>
      <text:p text:style-name="P4"><text:span text:style-name="T1">5 If I were staying in the same hotel, we could share a room</text:span></text:p>
      <text:p text:style-name="P4"><text:span text:style-name="T1">6 If I were you, I’d call Anthony right now</text:span></text:p>
      <text:p text:style-name="P4"><text:span text:style-name="T1">7 I’d come if I didnt have to help my dad with something</text:span></text:p>
      <text:p text:style-name="P5"><text:soft-page-break/><text:span text:style-name="T1">8 If I went to bed as late as you, I would be able to get up early</text:span></text:p>
      <text:p text:style-name="P5"><text:span text:style-name="T1"/></text:p>
      <text:p text:style-name="P5">F</text:p>
      <text:p text:style-name="P5"><text:span text:style-name="T1">I would have done this book last year</text:span></text:p>
      <text:p text:style-name="P5"><text:span text:style-name="T1">2 the dinosaurs wouldn’t have become extinct.</text:span></text:p>
      <text:p text:style-name="P5"><text:span text:style-name="T1">3 he would have moved to a bigger house</text:span></text:p>
      <text:p text:style-name="P5"><text:span text:style-name="T1">4 hadn’t met, I wouldn’t have been born.</text:span></text:p>
      <text:p text:style-name="P5"><text:span text:style-name="T1">5 would have survived if there had been enough lifeboats.</text:span></text:p>
      <text:p text:style-name="P5"><text:span text:style-name="T1">6 wouldn’t have diet in poverty if he had been recognized as a great painter during his lifetime</text:span></text:p>
      <text:p text:style-name="P5"><text:span text:style-name="T1">7 wouldn’t have made any records if she hadn’t been discovered</text:span></text:p>
      <text:p text:style-name="P5"><text:span text:style-name="T1">8 hadn’t become President of the USA in January 2001, lots of things would have been different</text:span></text:p>
      <text:p text:style-name="P5"><text:span text:style-name="T1">9 hadn’t won the European Cup in July 2004, I would have been very upset</text:span></text:p>
      <text:p text:style-name="P5"><text:span text:style-name="T1"/></text:p>
      <text:p text:style-name="P5">G</text:p>
      <text:p text:style-name="P9">1 B</text:p>
      <text:p text:style-name="P9">2 D</text:p>
      <text:p text:style-name="P9">3 C</text:p>
      <text:p text:style-name="P9">4 A</text:p>
      <text:p text:style-name="P9">5 D</text:p>
      <text:p text:style-name="P9">6 A</text:p>
      <text:p text:style-name="P9">7 C</text:p>
      <text:p text:style-name="P9">8 C</text:p>
      <text:p text:style-name="P9">9 A</text:p>
      <text:p text:style-name="P9">10 D</text:p>
      <text:p text:style-name="P5"/>
      <text:p text:style-name="P5">H</text:p>
      <text:p text:style-name="P9">1. you’d done</text:p>
      <text:p text:style-name="P9">2. wouldn’t be standing we’d brought</text:p>
      <text:p text:style-name="P9">3. hadn’t stayed up wouldn’t be feeling</text:p>
      <text:p text:style-name="P9">4. I’d be helping</text:p>
      <text:p text:style-name="P9">5 would have recorded <text:s/>the match last night</text:p>
      <text:p text:style-name="P9">6 I’d have asked didn’t already have</text:p>
      <text:p text:style-name="P9">7 didn’t live, wouldn’t have needed, was, were</text:p>
      <text:p text:style-name="P9">8 <text:s/>wouldn’t have needed got, was, were</text:p>
      <text:p text:style-name="P9">9 Would you have got/hadn’t offered</text:p>
      <text:p text:style-name="P9">10 had, would you have retired</text:p>
      <text:p text:style-name="P9"/>
      <text:p text:style-name="P6">I</text:p>
      <text:p text:style-name="P10">1 her condition improve, we’ll inform you immediately.</text:p>
      <text:p text:style-name="P10">2 Jade get to interview a famous politician, she will ask lots of difficult questions.</text:p>
      <text:p text:style-name="P10">3 you able to go abroad for the summer, where would you go?</text:p>
      <text:p text:style-name="P10">4 I to become a vet, I’d find putting animals down very difficult</text:p>
      <text:p text:style-name="P10"/>
      <text:p text:style-name="P10">Unit 10</text:p>
      <text:p text:style-name="P6"/>
      <text:p text:style-name="P6">A</text:p>
      <text:p text:style-name="P6"><text:span text:style-name="T1">A,A,B,D,D,B,C,B,A,A</text:span></text:p>
      <text:p text:style-name="P6"><text:span text:style-name="T1"/></text:p>
      <text:p text:style-name="P6">B</text:p>
      <text:p text:style-name="P6"><text:span text:style-name="T1">support, typical, close, ancient, blame, polite, pleased, relationship</text:span></text:p>
      <text:p text:style-name="P6"><text:span text:style-name="T1"/></text:p>
      <text:p text:style-name="P6"><text:span text:style-name="T1"/></text:p>
      <text:p text:style-name="P6"><text:soft-page-break/>C</text:p>
      <text:p text:style-name="P6"/>
      <text:p text:style-name="P10">1 look</text:p>
      <text:p text:style-name="P10">2 make</text:p>
      <text:p text:style-name="P10">3 grow</text:p>
      <text:p text:style-name="P10">4 get</text:p>
      <text:p text:style-name="P10">5 bring</text:p>
      <text:p text:style-name="P10">6 look </text:p>
      <text:p text:style-name="P10">7 put</text:p>
      <text:p text:style-name="P10">8 fall</text:p>
      <text:p text:style-name="P10"/>
      <text:p text:style-name="P6">D</text:p>
      <text:p text:style-name="P10">1. passed away</text:p>
      <text:p text:style-name="P10">2 stand up</text:p>
      <text:p text:style-name="P11">3 fallen for</text:p>
      <text:p text:style-name="P11">4 picks on</text:p>
      <text:p text:style-name="P11">5 taken aback</text:p>
      <text:p text:style-name="P11">6 settled down</text:p>
      <text:p text:style-name="P11">7 asked after</text:p>
      <text:p text:style-name="P11"/>
      <text:p text:style-name="P7">E</text:p>
      <text:p text:style-name="P7"><text:span text:style-name="T1"/></text:p>
      <text:p text:style-name="P7"><text:span text:style-name="T1">do, have,start,took,have,losing,meet, take,fall,make,in, mood,breaking</text:span></text:p>
      <text:p text:style-name="P7"><text:span text:style-name="T1"/></text:p>
      <text:p text:style-name="P7">I</text:p>
      <text:p text:style-name="P7"/>
      <text:p text:style-name="P11">1 personality</text:p>
      <text:p text:style-name="P11">2 relationship</text:p>
      <text:p text:style-name="P11">3 correspondence </text:p>
      <text:p text:style-name="P11">4 unwilling</text:p>
      <text:p text:style-name="P11">5 nervously</text:p>
      <text:p text:style-name="P11">6 jealously</text:p>
      <text:p text:style-name="P11">7 obedient</text:p>
      <text:p text:style-name="P11">8 unhappiness</text:p>
      <text:p text:style-name="P11">9 achievement</text:p>
      <text:p text:style-name="P11">10 carefull</text:p>
      <text:p text:style-name="P10"/>
      <text:p text:style-name="P9"/>
      <text:p text:style-name="P8"/>
      <text:p text:style-name="P8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23:08:33.345257067</meta:creation-date>
    <dc:date>2020-10-01T00:14:03.241162789</dc:date>
    <meta:editing-duration>PT3M39S</meta:editing-duration>
    <meta:editing-cycles>1</meta:editing-cycles>
    <meta:document-statistic meta:table-count="0" meta:image-count="0" meta:object-count="0" meta:page-count="3" meta:paragraph-count="120" meta:word-count="535" meta:character-count="2505" meta:non-whitespace-character-count="2084"/>
    <meta:generator>LibreOffice/6.0.7.3$Linux_X86_64 LibreOffice_project/00m0$Build-3</meta:generator>
  </office:meta>
</office:document-meta>
</file>